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c9a" officeooo:paragraph-rsid="00181c9a"/>
    </style:style>
    <style:style style:name="P2" style:family="paragraph" style:parent-style-name="Standard">
      <style:text-properties officeooo:rsid="001b5c8b" officeooo:paragraph-rsid="00181c9a"/>
    </style:style>
    <style:style style:name="P3" style:family="paragraph" style:parent-style-name="Standard" style:list-style-name="L1">
      <style:text-properties officeooo:rsid="001b5c8b" officeooo:paragraph-rsid="001b5c8b"/>
    </style:style>
    <style:style style:name="P4" style:family="paragraph" style:parent-style-name="Standard" style:list-style-name="L1">
      <style:text-properties officeooo:rsid="001c6bf9" officeooo:paragraph-rsid="001c6bf9"/>
    </style:style>
    <style:style style:name="P5" style:family="paragraph" style:parent-style-name="Standard" style:list-style-name="L1">
      <style:text-properties officeooo:rsid="001cd5fd" officeooo:paragraph-rsid="001cd5fd"/>
    </style:style>
    <style:style style:name="P6" style:family="paragraph" style:parent-style-name="Standard" style:list-style-name="L1">
      <style:text-properties officeooo:rsid="001d576b" officeooo:paragraph-rsid="001d576b"/>
    </style:style>
    <style:style style:name="P7" style:family="paragraph" style:parent-style-name="Standard" style:list-style-name="L1">
      <style:text-properties officeooo:rsid="001ebae9" officeooo:paragraph-rsid="001ebae9"/>
    </style:style>
    <style:style style:name="P8" style:family="paragraph" style:parent-style-name="Standard" style:list-style-name="L1">
      <style:text-properties officeooo:rsid="001fe129" officeooo:paragraph-rsid="001fe129"/>
    </style:style>
    <style:style style:name="P9" style:family="paragraph" style:parent-style-name="Standard">
      <style:text-properties officeooo:rsid="001fe129" officeooo:paragraph-rsid="001fe129"/>
    </style:style>
    <style:style style:name="P10" style:family="paragraph" style:parent-style-name="Standard" style:list-style-name="L1">
      <style:text-properties officeooo:rsid="0020b6cf" officeooo:paragraph-rsid="0020b6cf"/>
    </style:style>
    <style:style style:name="P11" style:family="paragraph" style:parent-style-name="Standard" style:list-style-name="L1">
      <style:text-properties officeooo:rsid="0021b291" officeooo:paragraph-rsid="0021b291"/>
    </style:style>
    <style:style style:name="P12" style:family="paragraph" style:parent-style-name="Standard" style:list-style-name="L1">
      <style:text-properties officeooo:rsid="0023620f" officeooo:paragraph-rsid="0023620f"/>
    </style:style>
    <style:style style:name="P13" style:family="paragraph" style:parent-style-name="Standard">
      <style:text-properties officeooo:rsid="0023620f" officeooo:paragraph-rsid="0023620f"/>
    </style:style>
    <style:style style:name="P14" style:family="paragraph" style:parent-style-name="Standard">
      <style:text-properties officeooo:rsid="00237b76" officeooo:paragraph-rsid="00237b76"/>
    </style:style>
    <style:style style:name="P15" style:family="paragraph" style:parent-style-name="Standard" style:list-style-name="L2">
      <style:text-properties officeooo:rsid="0023bf9a" officeooo:paragraph-rsid="0023bf9a"/>
    </style:style>
    <style:style style:name="P16" style:family="paragraph" style:parent-style-name="Standard" style:list-style-name="L2">
      <style:text-properties officeooo:rsid="0023dc1a" officeooo:paragraph-rsid="0023dc1a"/>
    </style:style>
    <style:style style:name="P17" style:family="paragraph" style:parent-style-name="Standard" style:list-style-name="L2">
      <style:text-properties officeooo:rsid="00249c62" officeooo:paragraph-rsid="00249c62"/>
    </style:style>
    <style:style style:name="P18" style:family="paragraph" style:parent-style-name="Standard" style:list-style-name="L2">
      <style:text-properties officeooo:rsid="0025a19c" officeooo:paragraph-rsid="0025a19c"/>
    </style:style>
    <style:style style:name="P19" style:family="paragraph" style:parent-style-name="Standard" style:list-style-name="L2">
      <style:text-properties officeooo:rsid="00299cdf" officeooo:paragraph-rsid="00299cdf"/>
    </style:style>
    <style:style style:name="P20" style:family="paragraph" style:parent-style-name="Standard" style:list-style-name="L2">
      <style:text-properties officeooo:rsid="0029d6c3" officeooo:paragraph-rsid="0029d6c3"/>
    </style:style>
    <style:style style:name="P21" style:family="paragraph" style:parent-style-name="Standard">
      <style:text-properties officeooo:rsid="0029d6c3" officeooo:paragraph-rsid="0029d6c3"/>
    </style:style>
    <style:style style:name="P22" style:family="paragraph" style:parent-style-name="Standard">
      <style:text-properties officeooo:rsid="002b3f04" officeooo:paragraph-rsid="002b3f04"/>
    </style:style>
    <style:style style:name="P23" style:family="paragraph" style:parent-style-name="Standard" style:list-style-name="L3">
      <style:text-properties officeooo:rsid="002d26d1" officeooo:paragraph-rsid="002d26d1"/>
    </style:style>
    <style:style style:name="P24" style:family="paragraph" style:parent-style-name="Standard" style:list-style-name="L3">
      <style:text-properties officeooo:rsid="002e5512" officeooo:paragraph-rsid="002e5512"/>
    </style:style>
    <style:style style:name="P25" style:family="paragraph" style:parent-style-name="Standard" style:list-style-name="L3">
      <style:text-properties officeooo:rsid="00301269" officeooo:paragraph-rsid="00301269"/>
    </style:style>
    <style:style style:name="P26" style:family="paragraph" style:parent-style-name="Standard" style:list-style-name="L3">
      <style:text-properties officeooo:rsid="00326d64" officeooo:paragraph-rsid="00326d64"/>
    </style:style>
    <style:style style:name="P27" style:family="paragraph" style:parent-style-name="Standard" style:list-style-name="L3">
      <style:text-properties officeooo:rsid="003399dd" officeooo:paragraph-rsid="003399dd"/>
    </style:style>
    <style:style style:name="P28" style:family="paragraph" style:parent-style-name="Standard" style:list-style-name="L3">
      <style:text-properties officeooo:rsid="003421f4" officeooo:paragraph-rsid="003421f4"/>
    </style:style>
    <style:style style:name="P29" style:family="paragraph" style:parent-style-name="Standard" style:list-style-name="L3">
      <style:text-properties officeooo:rsid="0035f4b5" officeooo:paragraph-rsid="0035f4b5"/>
    </style:style>
    <style:style style:name="P30" style:family="paragraph" style:parent-style-name="Standard">
      <style:text-properties officeooo:rsid="0035f4b5" officeooo:paragraph-rsid="0035f4b5"/>
    </style:style>
    <style:style style:name="P31" style:family="paragraph" style:parent-style-name="Standard">
      <style:text-properties officeooo:rsid="0037abe4" officeooo:paragraph-rsid="0037abe4"/>
    </style:style>
    <style:style style:name="P32" style:family="paragraph" style:parent-style-name="Standard" style:list-style-name="L4">
      <style:text-properties officeooo:rsid="00397449" officeooo:paragraph-rsid="00397449"/>
    </style:style>
    <style:style style:name="P33" style:family="paragraph" style:parent-style-name="Standard" style:list-style-name="L4">
      <style:text-properties officeooo:rsid="003a5ae2" officeooo:paragraph-rsid="003a5ae2"/>
    </style:style>
    <style:style style:name="P34" style:family="paragraph" style:parent-style-name="Standard" style:list-style-name="L4">
      <style:text-properties officeooo:rsid="003bdab6" officeooo:paragraph-rsid="003bdab6"/>
    </style:style>
    <style:style style:name="P35" style:family="paragraph" style:parent-style-name="Standard" style:list-style-name="L4">
      <style:text-properties officeooo:rsid="003d1a2e" officeooo:paragraph-rsid="003d1a2e"/>
    </style:style>
    <style:style style:name="P36" style:family="paragraph" style:parent-style-name="Standard" style:list-style-name="L4">
      <style:text-properties officeooo:rsid="003db82c" officeooo:paragraph-rsid="003db82c"/>
    </style:style>
    <style:style style:name="P37" style:family="paragraph" style:parent-style-name="Standard" style:list-style-name="L4">
      <style:text-properties officeooo:rsid="003e41e1" officeooo:paragraph-rsid="003e41e1"/>
    </style:style>
    <style:style style:name="P38" style:family="paragraph" style:parent-style-name="Standard">
      <style:text-properties officeooo:rsid="003e41e1" officeooo:paragraph-rsid="003e41e1"/>
    </style:style>
    <style:style style:name="P39" style:family="paragraph" style:parent-style-name="Standard" style:list-style-name="L4">
      <style:text-properties officeooo:rsid="00402def" officeooo:paragraph-rsid="00402def"/>
    </style:style>
    <style:style style:name="P40" style:family="paragraph" style:parent-style-name="Standard" style:list-style-name="L4">
      <style:text-properties officeooo:rsid="004289e7" officeooo:paragraph-rsid="004289e7"/>
    </style:style>
    <style:style style:name="P41" style:family="paragraph" style:parent-style-name="Standard" style:list-style-name="L4">
      <style:text-properties officeooo:rsid="0042ac96" officeooo:paragraph-rsid="0042ac96"/>
    </style:style>
    <style:style style:name="P42" style:family="paragraph" style:parent-style-name="Standard">
      <style:text-properties officeooo:rsid="0042ac96" officeooo:paragraph-rsid="0042ac96"/>
    </style:style>
    <style:style style:name="P43" style:family="paragraph" style:parent-style-name="Standard">
      <style:text-properties officeooo:rsid="00474781" officeooo:paragraph-rsid="00474781"/>
    </style:style>
    <style:style style:name="P44" style:family="paragraph" style:parent-style-name="Standard">
      <style:text-properties officeooo:rsid="004a125e" officeooo:paragraph-rsid="004a125e"/>
    </style:style>
    <style:style style:name="P45" style:family="paragraph" style:parent-style-name="Standard" style:list-style-name="L4">
      <style:text-properties officeooo:rsid="004d2737" officeooo:paragraph-rsid="004d2737"/>
    </style:style>
    <style:style style:name="P46" style:family="paragraph" style:parent-style-name="Standard">
      <style:text-properties officeooo:rsid="004f14c5" officeooo:paragraph-rsid="004f14c5"/>
    </style:style>
    <style:style style:name="P47" style:family="paragraph" style:parent-style-name="Standard" style:list-style-name="L4">
      <style:text-properties officeooo:rsid="005109ba" officeooo:paragraph-rsid="005109ba"/>
    </style:style>
    <style:style style:name="P48" style:family="paragraph" style:parent-style-name="Standard">
      <style:text-properties officeooo:rsid="005109ba" officeooo:paragraph-rsid="005109ba"/>
    </style:style>
    <style:style style:name="P49" style:family="paragraph" style:parent-style-name="Standard" style:list-style-name="L5">
      <style:text-properties officeooo:rsid="005109ba" officeooo:paragraph-rsid="005109ba"/>
    </style:style>
    <style:style style:name="P50" style:family="paragraph" style:parent-style-name="Standard">
      <style:text-properties officeooo:rsid="00531188" officeooo:paragraph-rsid="00531188"/>
    </style:style>
    <style:style style:name="P51" style:family="paragraph" style:parent-style-name="Standard">
      <style:text-properties officeooo:rsid="00540ac5" officeooo:paragraph-rsid="00540ac5"/>
    </style:style>
    <style:style style:name="P52" style:family="paragraph" style:parent-style-name="Standard" style:list-style-name="L7">
      <style:text-properties officeooo:rsid="00540ac5" officeooo:paragraph-rsid="00540ac5"/>
    </style:style>
    <style:style style:name="P53" style:family="paragraph" style:parent-style-name="Standard" style:list-style-name="L7">
      <style:text-properties officeooo:rsid="00542fec" officeooo:paragraph-rsid="00542fec"/>
    </style:style>
    <style:style style:name="P54" style:family="paragraph" style:parent-style-name="Standard" style:list-style-name="L7">
      <style:text-properties officeooo:rsid="0054fb29" officeooo:paragraph-rsid="0054fb29"/>
    </style:style>
    <style:style style:name="P55" style:family="paragraph" style:parent-style-name="Standard" style:list-style-name="L7">
      <style:text-properties officeooo:rsid="005765ea" officeooo:paragraph-rsid="005765ea"/>
    </style:style>
    <style:style style:name="P56" style:family="paragraph" style:parent-style-name="Standard" style:list-style-name="L7">
      <style:text-properties officeooo:rsid="00592e82" officeooo:paragraph-rsid="00592e82"/>
    </style:style>
    <style:style style:name="P57" style:family="paragraph" style:parent-style-name="Standard" style:list-style-name="L7">
      <style:text-properties officeooo:rsid="005c645f" officeooo:paragraph-rsid="005c645f"/>
    </style:style>
    <style:style style:name="P58" style:family="paragraph" style:parent-style-name="Standard" style:list-style-name="L7">
      <style:text-properties officeooo:rsid="005cfaf7" officeooo:paragraph-rsid="005cfaf7"/>
    </style:style>
    <style:style style:name="P59" style:family="paragraph" style:parent-style-name="Standard">
      <style:text-properties officeooo:rsid="0060e35b" officeooo:paragraph-rsid="0060e35b"/>
    </style:style>
    <style:style style:name="T1" style:family="text">
      <style:text-properties officeooo:rsid="0020b6cf"/>
    </style:style>
    <style:style style:name="T2" style:family="text">
      <style:text-properties officeooo:rsid="0023620f"/>
    </style:style>
    <style:style style:name="T3" style:family="text">
      <style:text-properties officeooo:rsid="002e5512"/>
    </style:style>
    <style:style style:name="T4" style:family="text">
      <style:text-properties officeooo:rsid="0030f5d0"/>
    </style:style>
    <style:style style:name="T5" style:family="text">
      <style:text-properties officeooo:rsid="003421f4"/>
    </style:style>
    <style:style style:name="T6" style:family="text">
      <style:text-properties officeooo:rsid="00372cda"/>
    </style:style>
    <style:style style:name="T7" style:family="text">
      <style:text-properties officeooo:rsid="003bdab6"/>
    </style:style>
    <style:style style:name="T8" style:family="text">
      <style:text-properties officeooo:rsid="003d1a2e"/>
    </style:style>
    <style:style style:name="T9" style:family="text">
      <style:text-properties officeooo:rsid="003e41e1"/>
    </style:style>
    <style:style style:name="T10" style:family="text">
      <style:text-properties officeooo:rsid="0043e62f"/>
    </style:style>
    <style:style style:name="T11" style:family="text">
      <style:text-properties officeooo:rsid="004a125e"/>
    </style:style>
    <style:style style:name="T12" style:family="text">
      <style:text-properties officeooo:rsid="004f14c5"/>
    </style:style>
    <style:style style:name="T13" style:family="text">
      <style:text-properties officeooo:rsid="00569f5c"/>
    </style:style>
    <style:style style:name="T14" style:family="text">
      <style:text-properties officeooo:rsid="0058bfad"/>
    </style:style>
    <style:style style:name="T15" style:family="text">
      <style:text-properties officeooo:rsid="005a6721"/>
    </style:style>
    <style:style style:name="T16" style:family="text">
      <style:text-properties officeooo:rsid="0060e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Kanzleramt </text:p>
      <text:p text:style-name="P2"/>
      <text:p text:style-name="P59">NAP 2</text:p>
      <text:list xml:id="list2970448160" text:style-name="L1">
        <text:list-item>
          <text:p text:style-name="P3">improvisierter Prozess zum 2. NAP </text:p>
        </text:list-item>
        <text:list-item>
          <text:p text:style-name="P4">Länderpaket</text:p>
        </text:list-item>
        <text:list-item>
          <text:p text:style-name="P4">Ressortbesprechung <text:span text:style-name="T16">am </text:span>22.01 → mit den Ministerien</text:p>
          <text:list>
            <text:list-item>
              <text:p text:style-name="P5">kein Gegenwind </text:p>
            </text:list-item>
            <text:list-item>
              <text:p text:style-name="P5">erhöhtes Engagement </text:p>
            </text:list-item>
            <text:list-item>
              <text:p text:style-name="P5">dezentrale Organisierung (Ministerien müssen mitmachen) </text:p>
            </text:list-item>
          </text:list>
        </text:list-item>
        <text:list-item>
          <text:p text:style-name="P5">Prozess im Kanzleramt hoch abgesegnet </text:p>
        </text:list-item>
        <text:list-item>
          <text:p text:style-name="P6">skelletartiges Gerüst für den Prozess </text:p>
        </text:list-item>
        <text:list-item>
          <text:p text:style-name="P7">offizieller Zeitplan (6. März) </text:p>
        </text:list-item>
        <text:list-item>
          <text:p text:style-name="P8">Ende Februar einen offiziellen Zeitplan angekündigt →<text:span text:style-name="T1"> verwaltung innovativ </text:span></text:p>
        </text:list-item>
        <text:list-item>
          <text:p text:style-name="P10">Beteiligungsformate der einzelnen Ressorts </text:p>
          <text:list>
            <text:list-item>
              <text:p text:style-name="P10">einige haben schon bestimmte Dinge vor </text:p>
            </text:list-item>
          </text:list>
        </text:list-item>
      </text:list>
      <text:p text:style-name="P9"/>
      <text:list xml:id="list174837602151371" text:continue-numbering="true" text:style-name="L1">
        <text:list-item>
          <text:p text:style-name="P11">eigene Termine (drei Termine <text:span text:style-name="T2">des Kanzleramts</text:span>…) <text:s/></text:p>
        </text:list-item>
        <text:list-item>
          <text:p text:style-name="P12">nationalen Aktionsplan der ambitionierter ist </text:p>
        </text:list-item>
      </text:list>
      <text:p text:style-name="P13"/>
      <text:p text:style-name="P14">Länderkapitel </text:p>
      <text:list xml:id="list3510863480" text:style-name="L2">
        <text:list-item>
          <text:p text:style-name="P15"><text:span text:style-name="T5">aus </text:span>NRW <text:span text:style-name="T5">klares Signal für Verpflichtungen</text:span> </text:p>
        </text:list-item>
        <text:list-item>
          <text:p text:style-name="P16">wenig Rückmeldung aus den Ländern </text:p>
        </text:list-item>
        <text:list-item>
          <text:p text:style-name="P17">OGP war Thema beim IT Planungsrat </text:p>
        </text:list-item>
        <text:list-item>
          <text:p text:style-name="P18">KG Strategiesitzung 12./13.03 </text:p>
        </text:list-item>
        <text:list-item>
          <text:p text:style-name="P19">OGN kann alle Ansprechpartner ansprechen</text:p>
        </text:list-item>
        <text:list-item>
          <text:p text:style-name="P19">Kanzleramt darf kontaktiert werden als Ansprechpartner </text:p>
        </text:list-item>
        <text:list-item>
          <text:p text:style-name="P20">OGP als Fremdkörper </text:p>
        </text:list-item>
      </text:list>
      <text:p text:style-name="P21"/>
      <text:p text:style-name="P22">Öffentlichkeitsarbeit</text:p>
      <text:list xml:id="list917330227" text:style-name="L3">
        <text:list-item>
          <text:p text:style-name="P23">eigene <text:span text:style-name="T3">Webseite (neue URL)</text:span> / eigene Seite <text:s/>= CMS, DDOS Schutz etc.</text:p>
        </text:list-item>
        <text:list-item>
          <text:p text:style-name="P28">Infos von verwaltung innovativ werden ersetzt </text:p>
        </text:list-item>
        <text:list-item>
          <text:p text:style-name="P28">Newsletter</text:p>
        </text:list-item>
        <text:list-item>
          <text:p text:style-name="P23">neue Bildmarke, neue Layouts </text:p>
        </text:list-item>
        <text:list-item>
          <text:p text:style-name="P24">Kickoff Veranstaltung <text:s/></text:p>
        </text:list-item>
        <text:list-item>
          <text:p text:style-name="P25">Barrierefreiheit der Webseite → praktische Einschränkung, <text:span text:style-name="T4">aber gute Sache </text:span></text:p>
          <text:list>
            <text:list-item>
              <text:p text:style-name="P26">für alle zugänglich </text:p>
            </text:list-item>
            <text:list-item>
              <text:p text:style-name="P27">leichte Sprache </text:p>
            </text:list-item>
            <text:list-item>
              <text:p text:style-name="P27">nicht einfach so eine OECD Studie publizieren </text:p>
            </text:list-item>
          </text:list>
        </text:list-item>
        <text:list-item>
          <text:p text:style-name="P29">Beispielsammlung für Open Government Themen (dort unterbringen) →<text:span text:style-name="T6"> allgemeine Webseite (nicht nur OGP Verpflichtungen) </text:span></text:p>
        </text:list-item>
      </text:list>
      <text:p text:style-name="P30"/>
      <text:p text:style-name="P31">inoffizieller Zeitplan</text:p>
      <text:list xml:id="list2847262955" text:style-name="L4">
        <text:list-item>
          <text:p text:style-name="P32">Kickoff (6.03) – Dialogprozess eingeleitet </text:p>
        </text:list-item>
        <text:list-item>
          <text:p text:style-name="P32">eigene Aktivitäten des BKAmts (drei Termine) </text:p>
        </text:list-item>
        <text:list-item>
          <text:p text:style-name="P33">Kanzleramtformate</text:p>
        </text:list-item>
        <text:list-item>
          <text:p text:style-name="P33">außerdem: Ressortformate </text:p>
        </text:list-item>
        <text:list-item>
          <text:p text:style-name="P33"><text:span text:style-name="T7">O</text:span>nline Beteiligung: Umfrage / Survey → Stimmungsbild </text:p>
          <text:list>
            <text:list-item>
              <text:p text:style-name="P34">gemeinsam Fragen entwickeln </text:p>
            </text:list-item>
            <text:list-item>
              <text:p text:style-name="P34">Öffentlichkeit als Zielgruppe </text:p>
            </text:list-item>
          </text:list>
        </text:list-item>
        <text:list-item>
          <text:p text:style-name="P34">klassische online Kanäle: </text:p>
          <text:list>
            <text:list-item>
              <text:p text:style-name="P34">Email </text:p>
            </text:list-item>
            <text:list-item>
              <text:p text:style-name="P34">Etherpads </text:p>
            </text:list-item>
            <text:list-item>
              <text:p text:style-name="P34"><text:soft-page-break/>Twitter </text:p>
            </text:list-item>
          </text:list>
        </text:list-item>
        <text:list-item>
          <text:p text:style-name="P34">Zusammenführung von: online, den Veranstaltungen und <text:span text:style-name="T8">aus den Ressorts </text:span></text:p>
          <text:list>
            <text:list-item>
              <text:p text:style-name="P35">fixe Dokumentation notwendig </text:p>
            </text:list-item>
          </text:list>
        </text:list-item>
        <text:list-item>
          <text:p text:style-name="P36">Prozess ca. bis Mai →<text:span text:style-name="T9"> dann in die Abstimmung der BuReg</text:span></text:p>
        </text:list-item>
        <text:list-item>
          <text:p text:style-name="P37">August soll der Kabinettsbeschluss stehen </text:p>
        </text:list-item>
        <text:list-item>
          <text:p text:style-name="P37">Ländertimeline noch nicht so klar </text:p>
          <text:list>
            <text:list-item>
              <text:p text:style-name="P37">sie wissen, das<text:span text:style-name="T16">s</text:span> es bis <text:span text:style-name="T16">Ende Mai erste Ideen da sein müssen </text:span></text:p>
            </text:list-item>
          </text:list>
        </text:list-item>
      </text:list>
      <text:p text:style-name="P38"/>
      <text:list xml:id="list174838671452444" text:continue-numbering="true" text:style-name="L4">
        <text:list-item>
          <text:p text:style-name="P39">ca. bis Ende Februar soll die Timeline stehen </text:p>
        </text:list-item>
      </text:list>
      <text:p text:style-name="P38"/>
      <text:p text:style-name="P44">Thematisch NAP 2</text:p>
      <text:list xml:id="list174838122969201" text:continue-numbering="true" text:style-name="L4">
        <text:list-item>
          <text:p text:style-name="P40"><text:span text:style-name="T11">B</text:span>eteiligungsplattform liegt nicht unbedingt im kanzleramt</text:p>
        </text:list-item>
        <text:list-item>
          <text:p text:style-name="P40">März / April weiß man hoffentlich ungefähr schon was die Ressorts planen </text:p>
        </text:list-item>
        <text:list-item>
          <text:p text:style-name="P41">BMF: <text:span text:style-name="T10">Beneficial Ownership</text:span></text:p>
        </text:list-item>
      </text:list>
      <text:p text:style-name="P42"/>
      <text:list xml:id="list174839032642724" text:continue-numbering="true" text:style-name="L4">
        <text:list-item>
          <text:p text:style-name="P45">Ansprechpartner OGP-Prozess gibt es in allen Häusern </text:p>
          <text:list>
            <text:list-item>
              <text:p text:style-name="P47">manchmal sind das Verteilerstellen</text:p>
            </text:list-item>
            <text:list-item>
              <text:p text:style-name="P47">manchmal sind das auch thematische Experten </text:p>
            </text:list-item>
          </text:list>
        </text:list-item>
        <text:list-item>
          <text:p text:style-name="P45">gibt keine Ansprechpartner für <text:span text:style-name="T12">Thema „</text:span>Open Government“ </text:p>
        </text:list-item>
      </text:list>
      <text:p text:style-name="P46"/>
      <text:p text:style-name="P48">Legislative / Abgeordnete</text:p>
      <text:list xml:id="list3939085680" text:style-name="L5">
        <text:list-item>
          <text:p text:style-name="P49">gibt keinen Anlass auf die Legislative zuzugehen</text:p>
        </text:list-item>
      </text:list>
      <text:p text:style-name="P50"/>
      <text:p text:style-name="P50"/>
      <text:p text:style-name="P51">Kick-Off:</text:p>
      <text:list xml:id="list2796835346" text:style-name="L7">
        <text:list-item>
          <text:p text:style-name="P57">Presse und Besucherzentrum (ca. 80 Teilnehmer)</text:p>
        </text:list-item>
        <text:list-item>
          <text:p text:style-name="P52">wird nicht die einzige Veranstaltung bleiben </text:p>
        </text:list-item>
        <text:list-item>
          <text:p text:style-name="P53">Beispielhaft zeigen was möglich ist</text:p>
        </text:list-item>
        <text:list-item>
          <text:p text:style-name="P53">Vormittag: informieren </text:p>
          <text:list>
            <text:list-item>
              <text:p text:style-name="P53">Input: Kommunen, Zivilgesellschaft, Ressorts</text:p>
            </text:list-item>
            <text:list-item>
              <text:p text:style-name="P55">Einput der Zivilgesellschaft (<text:span text:style-name="T14">so wie im Oktober) </text:span></text:p>
            </text:list-item>
          </text:list>
        </text:list-item>
        <text:list-item>
          <text:p text:style-name="P53">Nachmittag: </text:p>
          <text:list>
            <text:list-item>
              <text:p text:style-name="P53">2-3 Workshops </text:p>
              <text:list>
                <text:list-item>
                  <text:p text:style-name="P53">Open Data <text:span text:style-name="T13">Workshop (BMI)</text:span></text:p>
                </text:list-item>
                <text:list-item>
                  <text:p text:style-name="P53">...</text:p>
                </text:list-item>
              </text:list>
            </text:list-item>
            <text:list-item>
              <text:p text:style-name="P53">Themeninseln (an Stehtischen) </text:p>
              <text:list>
                <text:list-item>
                  <text:p text:style-name="P53">z.B. zur Konzipierung der Umfrage </text:p>
                </text:list-item>
                <text:list-item>
                  <text:p text:style-name="P54">wenns Stehtisch Nachhaltigkeitsziele gibt dann (BMU) </text:p>
                </text:list-item>
              </text:list>
            </text:list-item>
            <text:list-item>
              <text:p text:style-name="P54">eigener Stehtisch </text:p>
            </text:list-item>
          </text:list>
        </text:list-item>
        <text:list-item>
          <text:p text:style-name="P54">ein Pad aufsetzen </text:p>
        </text:list-item>
        <text:list-item>
          <text:p text:style-name="P54">Format→ in Richtung Ressorts gezielt </text:p>
        </text:list-item>
        <text:list-item>
          <text:p text:style-name="P54">Aufsteller Open Gov Netzwerk <text:s/></text:p>
        </text:list-item>
        <text:list-item>
          <text:p text:style-name="P56">To Do: Ideen für den Nachmittag sammeln! <text:span text:style-name="T15">(05.02 Deadline) </text:span></text:p>
        </text:list-item>
        <text:list-item>
          <text:p text:style-name="P58">gemeinsam überlegen wer noch eingeladen werden könnte</text:p>
        </text:list-item>
        <text:list-item>
          <text:p text:style-name="P58">ca. 1 Person pro NGO </text:p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4:04:41.692881823</meta:creation-date>
    <dc:date>2019-01-28T17:48:37.199798205</dc:date>
    <meta:editing-duration>PT3H43M27S</meta:editing-duration>
    <meta:editing-cycles>62</meta:editing-cycles>
    <meta:generator>LibreOffice/5.4.6.2$Linux_X86_64 LibreOffice_project/40m0$Build-2</meta:generator>
    <meta:document-statistic meta:table-count="0" meta:image-count="0" meta:object-count="0" meta:page-count="2" meta:paragraph-count="85" meta:word-count="476" meta:character-count="3116" meta:non-whitespace-character-count="2735"/>
  </office:meta>
</office:document-meta>
</file>